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language="pl" fo:country="PL" officeooo:rsid="00016f5c" officeooo:paragraph-rsid="00016f5c"/>
    </style:style>
    <style:style style:name="T1" style:family="text">
      <style:text-properties fo:language="pl" fo:country="P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list xml:id="list1268018766" text:style-name="L1">
        <text:list-item>
          <text:p text:style-name="P1">MVC</text:p>
        </text:list-item>
        <text:list-item>
          <text:p text:style-name="P1">Szata graficzna oparta na szablonie</text:p>
        </text:list-item>
        <text:list-item>
          <text:p text:style-name="P1">Połączenie do bazy ORM lub PDO</text:p>
        </text:list-item>
        <text:list-item>
          <text:p text:style-name="P1">CRUD na formularzu</text:p>
        </text:list-item>
        <text:list-item>
          <text:p text:style-name="P1">logowanie użytkowników</text:p>
        </text:list-item>
        <text:list-item>
          <text:p text:style-name="P1">filtry i maski dla formularzy</text:p>
        </text:list-item>
        <text:list-item>
          <text:p text:style-name="P1">haszowane hasła w bazi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19-01-08T09:55:08.229000000</dc:date>
    <meta:editing-duration>PT4M</meta:editing-duration>
    <meta:editing-cycles>1</meta:editing-cycles>
    <meta:document-statistic meta:table-count="0" meta:image-count="0" meta:object-count="0" meta:page-count="1" meta:paragraph-count="7" meta:word-count="33" meta:character-count="167" meta:non-whitespace-character-count="148"/>
  </office:meta>
</office:document-meta>
</file>